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8/content.xml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application/vnd.oasis.opendocument.formula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 style:list-style-name="L1">
      <style:paragraph-properties fo:margin-top="0cm" fo:margin-bottom="0.499cm"/>
      <style:text-properties fo:font-style="italic" style:font-style-asian="italic" style:font-style-complex="italic"/>
    </style:style>
    <style:style style:name="P3" style:family="paragraph" style:parent-style-name="Standard" style:list-style-name="L1">
      <style:paragraph-properties fo:margin-top="0cm" fo:margin-bottom="0.499cm"/>
    </style:style>
    <style:style style:name="P4" style:family="paragraph" style:parent-style-name="Standard">
      <style:paragraph-properties fo:margin-top="0cm" fo:margin-bottom="0.499cm">
        <style:tab-stops/>
      </style:paragraph-properties>
    </style:style>
    <style:style style:name="P5" style:family="paragraph" style:parent-style-name="Standard">
      <style:paragraph-properties fo:margin-top="0cm" fo:margin-bottom="0.499cm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4"><draw:frame draw:style-name="fr1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draw:frame draw:style-name="fr1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"><draw:frame draw:style-name="fr1" draw:name="Object12" text:anchor-type="as-char" svg:y="-0.437cm" svg:width="5.569cm" svg:height="0.591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draw:frame draw:style-name="fr1" draw:name="Object13" text:anchor-type="as-char" svg:y="-0.437cm" svg:width="5.375cm" svg:height="0.593cm" draw:z-index="8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<draw:frame draw:style-name="fr1" draw:name="Object14" text:anchor-type="as-char" svg:y="-0.713cm" svg:width="2.84cm" svg:height="1.139cm" draw:z-index="7"><draw:object xlink:href="./Object 14" xlink:type="simple" xlink:show="embed" xlink:actuate="onLoad"/><draw:image xlink:href="./ObjectReplacements/Object 14" xlink:type="simple" xlink:show="embed" xlink:actuate="onLoad"/></draw:frame></text:p>
      <text:p text:style-name="P4"><draw:frame draw:style-name="fr1" draw:name="Object15" text:anchor-type="as-char" svg:y="-0.377cm" svg:width="2.963cm" svg:height="0.533cm" draw:z-index="10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<draw:frame draw:style-name="fr1" draw:name="Object1" text:anchor-type="as-char" svg:y="-0.713cm" svg:width="6.041cm" svg:height="1.139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3" text:anchor-type="as-char" svg:y="-0.437cm" svg:width="2.762cm" svg:height="0.593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1" draw:name="Object2" text:anchor-type="as-char" svg:y="-0.437cm" svg:width="5.854cm" svg:height="0.593cm" draw:z-index="5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2T08:28:14</dc:date>
    <dc:creator>Gianfranco Cecconi</dc:creator>
    <meta:editing-duration>PT8H35S</meta:editing-duration>
    <meta:editing-cycles>51</meta:editing-cycles>
    <meta:generator>OpenOffice/4.1.0$Unix OpenOffice.org_project/410m18$Build-9764</meta:generator>
    <meta:document-statistic meta:table-count="0" meta:image-count="0" meta:object-count="11" meta:page-count="1" meta:paragraph-count="11" meta:word-count="0" meta:character-count="11"/>
  </office:meta>
</office:document-meta>
</file>

<file path=Object 1/content.xml><?xml version="1.0" encoding="utf-8"?>
<math xmlns="http://www.w3.org/1998/Math/MathML">
  <semantics>
    <mrow>
      <mo stretchy="false">∀</mo>
      <mi>i</mi>
      <mi mathvariant="normal">:</mi>
      <mi mathvariant="italic">if</mi>
      <mrow>
        <mrow>
          <munderover>
            <mo stretchy="false">∑</mo>
            <mrow>
              <mrow>
                <mi>j</mi>
                <mo stretchy="false">=</mo>
                <mn>1</mn>
              </mrow>
            </mrow>
            <mrow>
              <mi>N</mi>
            </mrow>
          </munderover>
          <msub>
            <mi>x</mi>
            <mrow>
              <mi>i</mi>
              <mi>,</mi>
              <mi>j</mi>
            </mrow>
          </msub>
        </mrow>
        <mo stretchy="false">&gt;</mo>
        <mn>0</mn>
      </mrow>
      <mo stretchy="false">→</mo>
      <mrow>
        <mrow>
          <mrow>
            <munderover>
              <mo stretchy="false">∑</mo>
              <mrow>
                <mrow>
                  <mi>j</mi>
                  <mo stretchy="false">=</mo>
                  <mn>1</mn>
                </mrow>
              </mrow>
              <mrow>
                <mi>N</mi>
              </mrow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sub>
          <mi>v</mi>
          <mi>i</mi>
        </msub>
      </mrow>
    </mrow>
    <annotation encoding="StarMath 5.0">forall i : if sum from {j = 1} to {N} x_{i,j} &gt; 0 rightarrow sum from {j = 1} to {N} p_{i,j} cdot x_{i,j} geslant v_i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c^T = [ p_{1,1} p_{1,2} ... p_{1,N} p_{2,1} ... p_{M,N} 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x^T = [ x_{1,1} x_{1,2} ... x_{1,N} x_{2,1} ... x_{M,N} ] </annotation>
  </semantics>
</math>
</file>

<file path=Object 14/content.xml><?xml version="1.0" encoding="utf-8"?>
<math xmlns="http://www.w3.org/1998/Math/MathML">
  <semantics>
    <mrow>
      <mo stretchy="false">∀</mo>
      <mi>j</mi>
      <mi mathvariant="normal">:</mi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</mrow>
    <annotation encoding="StarMath 5.0">forall j : sum from {i = 1} to {M} x_{i,j} = r_j</annotation>
  </semantics>
</math>
</file>

<file path=Object 15/content.xml><?xml version="1.0" encoding="utf-8"?>
<math xmlns="http://www.w3.org/1998/Math/MathML">
  <semantics>
    <mrow>
      <mo stretchy="false">∀</mo>
      <mi>i</mi>
      <mi>,</mi>
      <mi>j</mi>
      <mi mathvariant="normal">:</mi>
      <mrow>
        <msub>
          <mi>x</mi>
          <mrow>
            <mi>i</mi>
            <mi>,</mi>
            <mi>j</mi>
          </mrow>
        </msub>
        <mo stretchy="false">⩽</mo>
        <msub>
          <mi>m</mi>
          <mrow>
            <mi>i</mi>
            <mi>,</mi>
            <mi>j</mi>
          </mrow>
        </msub>
      </mrow>
    </mrow>
    <annotation encoding="StarMath 5.0">forall i,j : x_{i,j} leslant m_{i,j}</annotation>
  </semantics>
</math>
</file>

<file path=Object 2/content.xml><?xml version="1.0" encoding="utf-8"?>
<math xmlns="http://www.w3.org/1998/Math/MathML">
  <semantics>
    <mrow>
      <mrow>
        <msup>
          <mi>m</mi>
          <mi>T</mi>
        </msup>
        <mo stretchy="false">=</mo>
        <mrow>
          <mo stretchy="false">[</mo>
          <mrow>
            <msub>
              <mi>m</mi>
              <mrow>
                <mn>1,1</mn>
              </mrow>
            </msub>
            <msub>
              <mi>m</mi>
              <mrow>
                <mn>1,2</mn>
              </mrow>
            </msub>
            <mn>...</mn>
            <msub>
              <mi>m</mi>
              <mrow>
                <mn>1,</mn>
                <mi>N</mi>
              </mrow>
            </msub>
            <msub>
              <mi>m</mi>
              <mrow>
                <mn>2,1</mn>
              </mrow>
            </msub>
            <mn>...</mn>
            <msub>
              <mi>m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m^T = [ m_{1,1} m_{1,2} ... m_{1,N} m_{2,1} ... m_{M,N} ] </annotation>
  </semantics>
</math>
</file>

<file path=Object 3/content.xml><?xml version="1.0" encoding="utf-8"?>
<math xmlns="http://www.w3.org/1998/Math/MathML">
  <semantics>
    <mrow>
      <mrow>
        <msup>
          <mi>r</mi>
          <mi>T</mi>
        </msup>
        <mo stretchy="false">=</mo>
        <mrow>
          <mo stretchy="false">[</mo>
          <mrow>
            <msub>
              <mi>r</mi>
              <mn>1</mn>
            </msub>
            <msub>
              <mi>r</mi>
              <mn>2</mn>
            </msub>
            <mn>...</mn>
            <msub>
              <mi>r</mi>
              <mi>N</mi>
            </msub>
          </mrow>
          <mo stretchy="false">]</mo>
        </mrow>
      </mrow>
    </mrow>
    <annotation encoding="StarMath 5.0">r^T = [ r_1 r_2 ... r_N ] 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